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7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906">
            <text:p>90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88">
            <text:p>108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1106">
            <text:p>1106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906">
            <text:p>90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1">
            <text:p>711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858">
            <text:p>858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947">
            <text:p>947</text:p>
          </table:table-cell>
          <table:table-cell table:style-name="ce22" office:value-type="float" office:value="973">
            <text:p>97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916">
            <text:p>916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1081">
            <text:p>1081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42">
            <text:p>74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947">
            <text:p>947</text:p>
          </table:table-cell>
          <table:table-cell table:style-name="ce22" office:value-type="float" office:value="973">
            <text:p>97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1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